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900000539A07B22C46607BCBD.png" manifest:media-type="image/png"/>
  <manifest:file-entry manifest:full-path="Pictures/20000002000003EA000003EA137B398E4C0A71D8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51cm, 0cm, 2.976cm, 3.7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99cm" svg:height="11.749cm" svg:x="3cm" svg:y="11cm">
          <draw:image xlink:href="Pictures/20000002000003EA000003EA137B398E4C0A71D8.eps" xlink:type="simple" xlink:show="embed" xlink:actuate="onLoad" draw:mime-type="image/x-svm">
            <text:p/>
          </draw:image>
          <draw:image xlink:href="Pictures/100000010000053900000539A07B22C46607BCB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25T20:00:33.889135849</dc:date>
    <meta:editing-duration>PT59S</meta:editing-duration>
    <meta:editing-cycles>1</meta:editing-cycles>
    <meta:document-statistic meta:object-count="1"/>
    <meta:generator>LibreOffice/7.3.6.2$Linux_X86_64 LibreOffice_project/30$Build-2</meta:generator>
  </office:meta>
</office:document-meta>
</file>